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7.318cm" fo:margin-left="0cm" table:align="left"/>
    </style:style>
    <style:style style:name="Table1.A" style:family="table-column">
      <style:table-column-properties style:column-width="3.748cm"/>
    </style:style>
    <style:style style:name="Table1.B" style:family="table-column">
      <style:table-column-properties style:column-width="3.57cm"/>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Normal">
      <style:text-properties fo:language="en" fo:country="US"/>
    </style:style>
    <style:style style:name="P2" style:family="paragraph" style:parent-style-name="Normal">
      <style:paragraph-properties fo:margin-top="0cm" fo:margin-bottom="0cm" style:contextual-spacing="false" fo:line-height="100%" fo:text-align="center" style:justify-single-word="false"/>
      <style:text-properties fo:language="en" fo:country="US" fo:font-weight="bold" style:font-weight-asian="bold" style:font-weight-complex="bold"/>
    </style:style>
    <style:style style:name="P3" style:family="paragraph" style:parent-style-name="Normal">
      <style:paragraph-properties fo:margin-top="0cm" fo:margin-bottom="0cm" style:contextual-spacing="false" fo:line-height="100%" fo:text-align="center" style:justify-single-word="false"/>
      <style:text-properties fo:language="en" fo:country="US"/>
    </style:style>
    <style:style style:name="P4" style:family="paragraph" style:parent-style-name="Heading_20_1" style:master-page-name="MP0">
      <style:paragraph-properties style:page-number="auto" fo:break-before="page"/>
    </style:style>
    <style:style style:name="P5" style:family="paragraph" style:parent-style-name="Heading_20_1">
      <style:text-properties fo:language="en" fo:country="US"/>
    </style:style>
    <style:style style:name="P6" style:family="paragraph" style:parent-style-name="Heading_20_2">
      <style:text-properties fo:language="en" fo:country="US"/>
    </style:style>
    <style:style style:name="P7" style:family="paragraph" style:parent-style-name="List_20_Paragraph" style:list-style-name="L1">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officeooo:rsid="00005d92"/>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bstract</text:h>
      <text:p text:style-name="Normal">Classification tasks are a classic Natural Language Processing problem, given a new dimension by the scale of the challenge that creating these models represents when attempting to train them using big datasets. In this paper we will explore a practical example processing a dataset using big data techniques in order to create a simple classification neutral network. In the course of this we will explore a variety Natural Language Processing sub domains and techniques and discuss how we can apply them to our task. </text:p>
      <text:h text:style-name="P5" text:outline-level="1">Introduction</text:h>
      <text:p text:style-name="P1">Natural Language Processing (NLP) is a broad and highly relevant area of data analytics. With recent advances is General Purpose Transformers (GPT) leading to the widespread dissemination of Large Language Models (LLMs) the use of more traditional techniques of NLP such as Entity Relation Extraction, Classification, Sentiment Analysis etc. have fallen out of the public consciousness. This is despite the fact that these techniques are as if not more effective for many use cases that the average user will encounter.</text:p>
      <text:p text:style-name="P1">Through this paper we aim to explore and demonstrate a number of techniques related to NLP and how to execute them using PySpark, a distributed computing system necessary for the implementation of these techniques at scale with Big Data.</text:p>
      <text:p text:style-name="P1">Specifically, we will be using PySpark to pre-preocess our data in line with the requirements for NLP, and using PyTorch to construct a Neural Network that will classify our demonstration dataset into SPAM and HAM classes based on the content of the message.</text:p>
      <text:h text:style-name="P5" text:outline-level="1">Abbreviations and Acronyms</text:h>
      <table:table table:name="Table1" table:style-name="Table1">
        <table:table-column table:style-name="Table1.A"/>
        <table:table-column table:style-name="Table1.B"/>
        <table:table-row>
          <table:table-cell table:style-name="Table1.A1" office:value-type="string">
            <text:p text:style-name="P2">Abbreviation Or Acronym</text:p>
          </table:table-cell>
          <table:table-cell table:style-name="Table1.A1" office:value-type="string">
            <text:p text:style-name="P2">Term</text:p>
          </table:table-cell>
        </table:table-row>
        <table:table-row>
          <table:table-cell table:style-name="Table1.A1" office:value-type="string">
            <text:p text:style-name="P3">NLP</text:p>
          </table:table-cell>
          <table:table-cell table:style-name="Table1.A1" office:value-type="string">
            <text:p text:style-name="P3">Natural Language Processing</text:p>
          </table:table-cell>
        </table:table-row>
        <table:table-row>
          <table:table-cell table:style-name="Table1.A1" office:value-type="string">
            <text:p text:style-name="P3">GPT</text:p>
          </table:table-cell>
          <table:table-cell table:style-name="Table1.A1" office:value-type="string">
            <text:p text:style-name="P3">General Purpose Transformer</text:p>
          </table:table-cell>
        </table:table-row>
        <table:table-row>
          <table:table-cell table:style-name="Table1.A1" office:value-type="string">
            <text:p text:style-name="P3">LLM</text:p>
          </table:table-cell>
          <table:table-cell table:style-name="Table1.A1" office:value-type="string">
            <text:p text:style-name="P3">Large Language Model</text:p>
          </table:table-cell>
        </table:table-row>
        <table:table-row>
          <table:table-cell table:style-name="Table1.A1" office:value-type="string">
            <text:p text:style-name="P3">NER</text:p>
          </table:table-cell>
          <table:table-cell table:style-name="Table1.A1" office:value-type="string">
            <text:p text:style-name="P3">Named Entity Recognition</text:p>
          </table:table-cell>
        </table:table-row>
        <table:table-row>
          <table:table-cell table:style-name="Table1.A1" office:value-type="string">
            <text:p text:style-name="P3">RE </text:p>
          </table:table-cell>
          <table:table-cell table:style-name="Table1.A1" office:value-type="string">
            <text:p text:style-name="P3">Relation Extraction</text:p>
          </table:table-cell>
        </table:table-row>
        <table:table-row>
          <table:table-cell table:style-name="Table1.A1" office:value-type="string">
            <text:p text:style-name="P3">IE </text:p>
          </table:table-cell>
          <table:table-cell table:style-name="Table1.A1" office:value-type="string">
            <text:p text:style-name="P3">Information Extraction</text:p>
          </table:table-cell>
        </table:table-row>
        <table:table-row>
          <table:table-cell table:style-name="Table1.A1" office:value-type="string">
            <text:p text:style-name="P3">ML </text:p>
          </table:table-cell>
          <table:table-cell table:style-name="Table1.A1" office:value-type="string">
            <text:p text:style-name="P3">Machine Learning</text:p>
          </table:table-cell>
        </table:table-row>
      </table:table>
      <text:p text:style-name="P1"/>
      <text:h text:style-name="P5" text:outline-level="1">Natural Language Processing Domains</text:h>
      <text:p text:style-name="Normal"><text:span text:style-name="Default_20_Paragraph_20_Font"><text:span text:style-name="T1">A common way of categorizing Natural Language Processing techniques is into Understanding and Generation problems (Khurana, et al., 2022). This splits the field into those areas that are attempting to improve areas such as classification through a deeper understanding of the components that make up modern language, and those areas that are attempting to generate understandable text outputs based on inputs. </text:span></text:span></text:p>
      <text:p text:style-name="Normal"><text:soft-page-break/><text:span text:style-name="Default_20_Paragraph_20_Font"><text:span text:style-name="T1">With the advent of LLM’s there have been substantial advances on the generation side of this divide, with these models successfully generating novel text in response to prompts. While there as also been success in using these models for classification tasks, it does also require time consuming fine-tuning work (Chae &amp; Davidson, 2023), and presents difficulties in terms of proprietary data or data protection.</text:span></text:span></text:p>
      <text:p text:style-name="P1">Therefore there remains a need for more traditional Understanding techniques.</text:p>
      <text:h text:style-name="P6" text:outline-level="2">Entity Relationship Extraction</text:h>
      <text:p text:style-name="Normal"><text:span text:style-name="Default_20_Paragraph_20_Font"><text:span text:style-name="T1">Entity Relationship Extraction describes a number of processes and techniques designed to extract and determine the semantic relationship between two specific entities or features of a sentence (Qin, et al., 2021). This represents a particularly challenging area of Information Extraction (IE) due to the fact that the semantics that link different entities within a sentence can be expressed in a large variety of ways, and a single sentence can contain a number of these relationships within it.</text:span></text:span></text:p>
      <text:p text:style-name="P1">Due to how common approaches to how to conduct information extraction <text:s/>on documents preprocess information to facilitate them being ingested into a model, it is very easy to lose important semantic information within sentences that greatly impedes the ability to perform Relational Extraction (RE).</text:p>
      <text:p text:style-name="Normal"><text:span text:style-name="Default_20_Paragraph_20_Font"><text:span text:style-name="T1">RE is particularly important in the context of NLP both due to its capacity to support other NLP applications, such a question answering, NLP understanding and knowledge graph construction. It also on its own, can prove a valuable tool for helping search large document databases, with practical applications such as compliance in the financial sector seeming particularly promising (Jabbari, et al., 2020).</text:span></text:span></text:p>
      <text:p text:style-name="Normal"><text:span text:style-name="Default_20_Paragraph_20_Font"><text:span text:style-name="T1">Named Entity Recognition (NER) is a commonly used task of RE, where specific named entities are encoded so they can be identified and the relationship between those entities and other features can easily be identified. <text:s/>Typically, NER and RE tasks were preformed by the same model, though more recent research shows that there are benefits to simply pipelining these two tasks, preforming NER then RE tasks sequentially, improving the overall accuracy of the models (Zhong &amp; Chen, 2021).</text:span></text:span></text:p>
      <text:p text:style-name="P1">RE and NER both can prove exceptionally useful in generating features to embed into further NLP models, giving more depth to those tasks.</text:p>
      <text:p text:style-name="P1">While many RE and NER methods require a labeled keyword dataset to be effective, some success has been found in using features of documents, or metadata to automatically create NER or RE models.</text:p>
      <text:p text:style-name="Normal"><text:span text:style-name="Default_20_Paragraph_20_Font"><text:span text:style-name="T1">One example of an approach that can be used to create enhanced features is to combined the log-likelihood of a entity being related to a keyword with Google Scholars i10-indexing system. This indexer measures only those papers with more than 10 citations. By combining this with the likelihood of certain keywords, researchers who were aiming to create a system that could more easily identify papers and research that would be relevant to </text:span></text:span><text:soft-page-break/><text:span text:style-name="Default_20_Paragraph_20_Font"><text:span text:style-name="T1">tackling vaccine hesitancy (Chen, 2-24).</text:span></text:span></text:p>
      <text:h text:style-name="P6" text:outline-level="2">Text Mining</text:h>
      <text:p text:style-name="Normal"><text:span text:style-name="Default_20_Paragraph_20_Font"><text:span text:style-name="T1">Text Mining Describes a wide range of techniques and methods for extracting “information and patterns that are implicit, previously unknown, and potentially valuable in an automatic or semi-automatic manner from immense unstructured textual data”, (Hossein , et al., 2024). There are broadly two forms of text-mining that are in use today, supervised and unsupervised. </text:span></text:span></text:p>
      <text:p text:style-name="P1">Supervised approaches are used when there is an existing set of observed data that can be used to train a model for classification and prediction tasks, allowing for very large amounts of data to be ingested and mined by the model. By contrast, unsupervised models ingest data use the features of the data to try and extract information from them. </text:p>
      <text:p text:style-name="Normal"><text:span text:style-name="Default_20_Paragraph_20_Font"><text:span text:style-name="T1">Despite the very large amounts of textual data being produced every day, there are substantial challenges in mining it effectively for insights or information. A key issue that as emerged is that in specialist fields, there are many cases where certain words or phrases not in common usage are used, of which there may not be sufficient examples of in order to train on. Equally, in certain fields words or phrases that are in common usage take on entirely different meanings within the context of that field. For example, in efforts to mine the opinions of politicians and political parties, it has been found that the context of the words, particularly nouns is vital (Yu , et al., 2008).</text:span></text:span></text:p>
      <text:p text:style-name="Normal"><text:span text:style-name="Default_20_Paragraph_20_Font"><text:span text:style-name="T1">Typically, depending on the task in question, certain additional features are used to enhance the output of the mining process. In the case of mailing lists, these could include thread size, email length and text quality (however one may choose to define that) (Croft, et al., 2009).</text:span></text:span></text:p>
      <text:h text:style-name="P6" text:outline-level="2">Classification</text:h>
      <text:p text:style-name="Normal"><text:span text:style-name="Default_20_Paragraph_20_Font"><text:span text:style-name="T1">Text Classification is perhaps the most classic of the NLP techniques, aiming to apply labels to textual data by interpreting the features of that data. The most commonly recognized use of this technique is that of Spam filters, that attempt to distinguish between legit emails sent to users and those that are simply scams or otherwise unwanted mass disseminated emails (AbdulNabi &amp; Yassen, 2021).</text:span></text:span></text:p>
      <text:p text:style-name="P1">Classification traditionally relies heavily on labeled training sets, where documents are labeled with classes. This is then used to train a model that can weight the features of that document to determine what class it should belong to. </text:p>
      <text:p text:style-name="P1">Typically, classification tasks, especially those that are multi-class classification tasks require very large datasets in order to accuracy capture the wide range of words, sentences and phrases that can encompass a topic. Depending on the topic they are meant to be classifying, they may also require frequent retraining with new data in order to keep up with the ever evolving use of language. A typical example of this would be in automatic content moderation, where users will consistently adjust their language in order to avoid the ever advancing moderation models. </text:p>
      <text:p text:style-name="P1">With the advent of LLM’s it is increasingly popular to adopt a commercial LLM and then “fine-tune” it in an effort to avoid having to <text:soft-page-break/>create a large training dataset, a time consuming and expensive process in many cases. </text:p>
      <text:p text:style-name="Normal"><text:span text:style-name="Default_20_Paragraph_20_Font"><text:span text:style-name="T1">Fine-tuning is where an existing LLM is re-trained on a specific dataset with a view towards improving in accuracy and performance on the specific task that dataset is developed for (Youngjin &amp; Davidson, 2023). For example, an LLM that is being trained to classify certain news articles for their genre, could be fine-tuned with existing data from major news publications to improve its accuracy further. </text:span></text:span></text:p>
      <text:p text:style-name="Normal"><text:span text:style-name="Default_20_Paragraph_20_Font"><text:span text:style-name="T1">Additionally, with the use of LLM’s, zero-shot classification, or classification that doesn’t rely on any traditional training data is possible. This is done through careful prompting and evaluation of the LLM’s whereby the data to be classified is fed in with a prompt asking the model to return a classification for the text (Chae &amp; Davidson, 2023). This can be a very cost effective way of quickly building a dataset, and due to the fac that many LLM’s require that the input by in plain text, avoids many of the pre-processing steps typically needed for NLP work.</text:span></text:span></text:p>
      <text:p text:style-name="Normal"><text:span text:style-name="Default_20_Paragraph_20_Font"><text:span text:style-name="T1">LLMs and similar transformer based models such as BERT, ERNIE and DALL-E also offer an opportunity to expand and augmented NLP datasets through the embedding of additional seismic information into datasets (Ma, et al., 2024). This allows the overall search space of the model to be expanded in a way that was previously impossible, while still in many case maintaining the sematic information that was present in the data due to the way that Transformer based models operate. This opens up more avenues for classification tasks to be preformed and overall accuracy of those tasks to be increased.</text:span></text:span></text:p>
      <text:p text:style-name="P1">One challenge with using commercial LLM’s, for classification based tasks, which appear to be the most advanced models on the market is that the limitation on throughput of these models is determined by networks and API rate limits, instead of an organization own compute time. This means that for certain Big Data tasks, an organization may find that their performance is capped by the commercial partner, with no practical means to increase throughput. </text:p>
      <text:p text:style-name="P1">Depending on the scale of the task this could represent a substantial bottleneck for the task.</text:p>
      <text:h text:style-name="P5" text:outline-level="1">Big Data Approaches</text:h>
      <text:p text:style-name="P1">Big Data is commonly defined as data that is too large and or complex to be analyzed by traditional linear software processes. It is also a common feature of Big Data that the dataset is high in:</text:p>
      <text:list xml:id="list2727796002" text:style-name="L1">
        <text:list-item>
          <text:p text:style-name="P7">Value,</text:p>
        </text:list-item>
        <text:list-item>
          <text:p text:style-name="P7">Variety,</text:p>
        </text:list-item>
        <text:list-item>
          <text:p text:style-name="P7">Velocity,</text:p>
        </text:list-item>
        <text:list-item>
          <text:p text:style-name="P7">Veracity.</text:p>
        </text:list-item>
      </text:list>
      <text:p text:style-name="P1">This plus volume make up the “five V’s” of big data. Because these datasets are so large, it’s necessary to adopt specific approaches in order to handle it. NLP tasks tend to become big data tasks easily due to the comparative size and complexity of text data. Text data is less efficient to store than plain numeric data, and because of how much of it is needed to provide the context needed for modern languages, the average document is quite large. </text:p>
      <text:p text:style-name="P1">These documents also require a large amount of computationally heavy pre-processing work in order to allow <text:soft-page-break/>any machine learning model (bar LLM’s) to interpret them. Doing this on a linear basis is increasingly time consuming even with optimizations preformed. Therefore it will be necessary to adopt big data techniques to practically scale any NLP work. </text:p>
      <text:h text:style-name="P6" text:outline-level="2">Pyspark</text:h>
      <text:p text:style-name="P1">PySpark is a Python based wrapper and API for Apache Spark, a engine that allows for data engineering work to be done at scale. Specifically, Spark allows for the querying, processing and transformation of data through any of the numerous submodules supported by it. </text:p>
      <text:p text:style-name="P1">PySpark integrates very easily with a number of other ML libraries and due to the presence of open source version of the software has seen widespread adoption. Particularly useful applications of PySpark in the NLP space emerged during COVID-19, where due to the large number of research papers and case-studies being published every day, there was a need to capture and filter these for the most valuable for doctors to read and stay up to date with. </text:p>
      <text:p text:style-name="Normal"><text:span text:style-name="Default_20_Paragraph_20_Font"><text:span text:style-name="T1">PySpark allowed a large number of local NLP models to be created based on its architecture and wide ecosystem of pre-trained models and pipelines (Kocaman &amp; Talby, 2021). </text:span></text:span></text:p>
      <text:p text:style-name="P1">PySpark’s transformation and querying features also make it relativity trivial to take data, pre-process it in PySpark and then pass it onto another library such as PyTorch, assuming that PySpark’s own ML libraries are not sufficient for the task at hand.</text:p>
      <text:h text:style-name="P6" text:outline-level="2"><text:s/>Hadoop</text:h>
      <text:p text:style-name="P1">Apache Hadoop is a distributed file system that is deployable on Linux. It is designed to facilaite the MapReduce framework at scale, enabalenig the effective processing or large datasets.</text:p>
      <text:p text:style-name="P1">In our example, it is simpled used as a distbuted file system where the dataset that we aim to process for our model is sotred. It is accessed directly from PySpark and integrates seamlessly to allow us to ingest our data, pre-process it at then pass the cleaned and prepared data onwards to PyTorch for modeling.</text:p>
      <text:p text:style-name="P1">A number of other options existed in terms of storing our data due to PySparks wide range of connectors, including just reading the data directly from a file, streaming from an API or using Spark SQL to execute a query on a database in batches to enable us to read in large amounts of data for our purposes. </text:p>
      <text:h text:style-name="P5" text:outline-level="1">Application of Big Data Approaches to Text Classification</text:h>
      <text:p text:style-name="P1">In order to properly handle large datasets (taken to mean a large number of rows or columns in this case) we need to adopt specific approaches in order to overcome the limitations imposed on us by our local machines. A number of tools exist to distribute our workloads across a number of nodes to make this kind of work possible.</text:p>
      <text:p text:style-name="P1">In this example, we will be using PySpark for our distributed work, and then PyTorch for the final creation of our model.</text:p>
      <text:h text:style-name="P6" text:outline-level="2"><text:soft-page-break/>Dataset</text:h>
      <text:p text:style-name="P1">While ideally using a big data set would be preferable for demonstration, it is still possible to use a smaller data set an still apply big data techniques. While this would be impractical in a real world of production environment due to the additional overhead that PySpark and other Big Data systems introduce, where performance is not as relevant such as this demonstration, it is acceptable. </text:p>
      <text:p text:style-name="P1">We chose to use the Spam Dataset from the University of California Irving for our demonstration.</text:p>
      <text:h text:style-name="P6" text:outline-level="2">Setup</text:h>
      <text:p text:style-name="P1">A substantial amount of set up is required in terms of environments and software to successfully deploy a program that can effectively process Big Data. Many of these processes and steps are only practical to implement when one is dealing with datasets of such a scale that they are actually necessary. These pieces of software introduce a substantial overhead into our process, and when working with smaller datasets can actually be slower than simple working using traditional techniques. Therefore careful consideration is required before deciding whether or not it is necessary to opt for a big data approach. </text:p>
      <text:p text:style-name="P1">For our purposes, Hadoop was setup on a Linux VM to act as a distributed file system that Spark could connect to. This allows Spark to split the tasks it is Instructed to preform across a number of nodes each containing data, and bring the results back together at the end.</text:p>
      <text:p text:style-name="P1">Spark facilities a number possible ways of loading data, but we simply opted to load in a Tab Separated Value (TSV) file from Hadoop and preform our work on that.</text:p>
      <text:h text:style-name="P6" text:outline-level="2">Feature Creation</text:h>
      <text:p text:style-name="P1">While pre-processed text data alone can be a powerful tool, very often it is necessary to create other features from the data in order to provide additional context for the model, and improve accuracy.</text:p>
      <text:p text:style-name="P1">A common example of this is to measure the length of the text being processed, as it can often have a bearing on what class that text can belong to.</text:p>
      <text:p text:style-name="P1">In more complex datasets, preforming some form of NER to additional features that determine are certain entities mentioned in the datasets to help highlight their importance can be useful.</text:p>
      <text:p text:style-name="P1">Furthermore, with certain datasets, additional metadata can exist such as author, receiver, <text:s/>date published etc. all of which could, depending on the context prove useful in improving classification accuracy. </text:p>
      <text:p text:style-name="P1">In our example, we simply created an additional feature for the length of the text and added it to the model for classification. </text:p>
      <text:p text:style-name="P1"/>
      <text:h text:style-name="P6" text:outline-level="2">Preprocessing</text:h>
      <text:p text:style-name="P1">Text data cannot itself be directly passed into any model. It must undergo substantial pre-processing in order to be converted into the correct format for any model, by it a linear, support vector machine, random forest or a neural network to interpret.</text:p>
      <text:p text:style-name="Normal"><text:span text:style-name="Default_20_Paragraph_20_Font"><text:span text:style-name="T1">This process is known as </text:span></text:span><text:span text:style-name="Default_20_Paragraph_20_Font"><text:span text:style-name="T2">Vectorization</text:span></text:span><text:span text:style-name="Default_20_Paragraph_20_Font"><text:span text:style-name="T1">, and can be </text:span></text:span><text:soft-page-break/><text:span text:style-name="Default_20_Paragraph_20_Font"><text:span text:style-name="T1">computationally heavy depending on the exact methodology chosen.</text:span></text:span></text:p>
      <text:p text:style-name="Normal"><text:span text:style-name="Default_20_Paragraph_20_Font"><text:span text:style-name="T1">Before we can Vectorize our data though, we need to reduce the noise present it in. In typical speech or writing patterns, a large number of the words we use are not in fact needed for a machine to begin to interpret and understand text. These are called </text:span></text:span><text:span text:style-name="Default_20_Paragraph_20_Font"><text:span text:style-name="T2">stop words </text:span></text:span><text:span text:style-name="Default_20_Paragraph_20_Font"><text:span text:style-name="T1">and leaving them in our dataset can dramatically increase the size of our data and negatively affect our signal to noise ratio. Therefore an early step we understate is to remove them from our data.</text:span></text:span></text:p>
      <text:p text:style-name="P1">Additionally, many words and morphed and transformed to convey different pieces of information, such as tense, if a word is an action or a noun etc. Through a process of elimination and stemming, we can simply words to their roots, therefore reducing the total number of unique words in our dataset, without dramatically altering the meaning of the text.</text:p>
      <text:p text:style-name="P1">Then use used an Inverse Document Frequency vectorizer to take the pre-processed words and covert them into sparse matrices that we can actually push to the model.</text:p>
      <text:p text:style-name="P1">Finally, we need to covert these matrices into integrated vectors, then into tensors that can be passed to PyTorch.</text:p>
      <text:p text:style-name="P1">This work is all done using PySpark in order to take advantage of its distributed processing.</text:p>
      <text:h text:style-name="P6" text:outline-level="2">Model Creation</text:h>
      <text:p text:style-name="P1">PyTorch is a machine learning library that specifically is designed to create large Neural Networks that are production ready. It has the advantage of natively supporting distributed model creation out of the box, allowing us to specify through a variety of methods such as splitting the layers across multiple device of batching the data in such a way that it can divide the task out among many machines.</text:p>
      <text:p text:style-name="P1">For our purposes we used the DataParallel module to automatically distribute the workload across a number of nodes in the machine. This is a simple but scalable approach for our code. </text:p>
      <text:p text:style-name="P1">A variety of batch sizes were experimented with but the total number of epochs (the number of times the learning model will work through the whole dataset) was maintained as 10 for consistency</text:p>
      <text:h text:style-name="P6" text:outline-level="2">Challenges</text:h>
      <text:p text:style-name="P1">Text data offers a number of challenges not present in typical numerical ML examples. First, a substantial amount of string based pre-processing in needed in order to get the data into a format where it can even be ingested by the model.</text:p>
      <text:p text:style-name="P1">Even with highly efficient libraries, these string are comparatively slow to preform operations on (compared to just numerical data) and therefore operating on large numbers of them requires that the workload be distributed across a wide range of nodes in order to handle this task in an efficient manner. </text:p>
      <text:p text:style-name="P1">Additionally, even once the data is cleaned and converted from strings, dense or sparse matrices (depending on the output of the vectorization process) are comparatively large sets in terms of their memory usage. Again, this requires careful consideration and splitting of the data in order to maintain the desired level of efficiency with the modeling process. </text:p>
      <text:p text:style-name="Normal"><text:soft-page-break/><text:span text:style-name="Default_20_Paragraph_20_Font"><text:span text:style-name="T1">Finally, textual data when used for classification is inherently subject to the quality of the underlying data labeling, which is often preformed by hand. In our case we used a small SPAM dataset (Mark, et al., 1999) from the UCI database, which has been rigorously <text:s/>examined and used in a variety of papers (44 citations as of writing). However, other datasets may be far less accurate, with studies suggesting that people are at best 83% accurate in their labeling on average (Kim &amp; Ross, 2007), with a number of factors affecting accuracy. If one was to take a less accuracy dataset, this would place a cap on overall accuracy, as it would be impossible to determine if the model was more accurate than the baseline accuracy of the dataset itself. </text:span></text:span></text:p>
      <text:h text:style-name="P5" text:outline-level="1">Conclusions</text:h>
      <text:p text:style-name="P1">Through using PySpark and PyTorch, we have successfully created a pipeline that allows us to efficiently ingest large amounts of structured text data and labels, preprocess it in accordance with NLP best practice and then pass it efficiently to a PyTorch model to create a classifier. </text:p>
      <text:p text:style-name="P1">This process produced a model of <text:span text:style-name="T4">97%</text:span> accuracy, using a process that would be both scalable and practical to reproduce with vastly larger datasets. </text:p>
      <text:p text:style-name="P1">The techniques employed in this process could easily be converted to any number of classification tasks, including those that involved a greater number of features. </text:p>
      <text:h text:style-name="P6" text:outline-level="2">Further Research and Improvement</text:h>
      <text:p text:style-name="P1">If this tasks was to be scaled or repeated, a number of improvements and recommendations should be considered.</text:p>
      <text:p text:style-name="P1">First and foremost, additional feature engineering should take place. While spam classification does not necessarily lend itself to NER or ER work, it has been show to be very effective in augmenting the effectiveness of <text:s/>classification tasks. Additionally, other features could be constructed from metadata attached to our documents. </text:p>
      <text:p text:style-name="P1">In the Spam example, this could be sender, datetime, simple similarity scores to other known Spam messages. For other documents, it could be authors, document type, datetime or other metadata that describes the document itself.</text:p>
      <text:p text:style-name="P1">In term of performance, with a larger dataset, it would be possible to adjust the vectorization process to exclude more low value terms without compromising overall model accuracy dramatically. While this would require more work in terms of pre-processing the data, it would reduce the search space of the model by removing redundant terms and therefore increase the speed of training.</text:p>
      <text:p text:style-name="P1">By the same token, a limited number of processers were used in this project due to the small size of the dataset that was chosen to demonstrate the techniques with. If this was expanded to use a true big data set, it would be easy to simply scale the number of CPU’s or GPU’s used in the training process to keep training speeds relatively <text:s/>constant. </text:p>
      <text:h text:style-name="Heading_20_1" text:outline-level="1"><text:soft-page-break/>References</text:h>
      <text:p text:style-name="Bibliography">AbdulNabi, I. &amp; Yassen, Q., 2021. Spam Email Detection Using Deep Learning Techniques. <text:span text:style-name="Default_20_Paragraph_20_Font"><text:span text:style-name="T3">Procedia Computer Science, </text:span></text:span>Volume 184, pp. 853-858.</text:p>
      <text:p text:style-name="Bibliography">Chae, Y. &amp; Davidson, T., 2023. <text:span text:style-name="Default_20_Paragraph_20_Font"><text:span text:style-name="T3">LARGE LANGUAGE MODELS FOR TEXT CLASSIFICATION: FROM ZERO-SHOT LEARNING TO FINE-TUNING. </text:span></text:span>s.l.:s.n.</text:p>
      <text:p text:style-name="Bibliography">Chen, L.-C., 2-24. An Improved Corpus-Based NLP Method for Facilitating Keyword Extraction: An Example of the COVID-19 Vaccine Hesitancy Corpus. <text:span text:style-name="Default_20_Paragraph_20_Font"><text:span text:style-name="T3">Sustainablity, </text:span></text:span>Volume 15(4), pp. 34-2.</text:p>
      <text:p text:style-name="Bibliography">Croft, B. et al., 2009. <text:span text:style-name="Default_20_Paragraph_20_Font"><text:span text:style-name="T3">Advances in Information Retrieval: 31th European Conference on IR Research, ECIR 2009, Toulouse, France, April 6-9, 2009. Proceedings. </text:span></text:span>Tolouse, Springer-Verlag Berlin Heidelberg.</text:p>
      <text:p text:style-name="Bibliography">Hossein , H. et al., 2024. Text Mining in Big Data Analytics. <text:span text:style-name="Default_20_Paragraph_20_Font"><text:span text:style-name="T3">Big Data And Cognitive Computing, </text:span></text:span>4(1)( Knowledge Modelling and Learning through Cognitive Networks), p. 1.</text:p>
      <text:p text:style-name="Bibliography">Jabbari, A., Sauvage, O., Zeine, H. &amp; Chergui, H., 2020. <text:span text:style-name="Default_20_Paragraph_20_Font"><text:span text:style-name="T3">A French Corpus and Annotation Schema for Named Entity Recognition and Relation Extraction of Financial News. </text:span></text:span>Marseille, France, European Language Resources Association, p. 2293–2299.</text:p>
      <text:p text:style-name="Bibliography">Khurana, D., Koli, A., Khatter, K. &amp; Singh, S., 2022. Natural language processing: state of the art, current trends and challenges. <text:span text:style-name="Default_20_Paragraph_20_Font"><text:span text:style-name="T3">Multimedia Tools and Applications, </text:span></text:span>Volume Volume 82, pp. 3713-3744.</text:p>
      <text:p text:style-name="Bibliography">Kim, Y. &amp; Ross, S., 2007. <text:span text:style-name="Default_20_Paragraph_20_Font"><text:span text:style-name="T3">Searching for Ground Truth: A Stepping Stone in Automating Genre Classification. </text:span></text:span>Pisa, Italy, Springer.</text:p>
      <text:p text:style-name="Bibliography">Kocaman, V. &amp; Talby, D., 2021. Spark NLP: Natural Language Understanding at Scale. <text:span text:style-name="Default_20_Paragraph_20_Font"><text:span text:style-name="T3">Software Impacts Journal.</text:span></text:span></text:p>
      <text:p text:style-name="Bibliography">Ma, H., Fan, B., Ng, B. K. &amp; Lam, C.-T., 2024. CLG: Contrastive Label Generation with Knowledge for Few-Shot Learning. <text:span text:style-name="Default_20_Paragraph_20_Font"><text:span text:style-name="T3">Mathematics, </text:span></text:span>12(3)(Hybrid Data Processing by Combining Machine Learning, Expert, Safety and Security), p. 472.</text:p>
      <text:p text:style-name="Bibliography">Mark, H., Reeber, E., Forman, G. &amp; Suermondt, J., 1999. <text:span text:style-name="Default_20_Paragraph_20_Font"><text:span text:style-name="T3">Spambase. </text:span></text:span>s.l.:CI Machine Learning Repository.</text:p>
      <text:p text:style-name="Bibliography">Qin, Y. et al., 2021. Entity Relation Extraction Based on Entity Indicators. <text:span text:style-name="Default_20_Paragraph_20_Font"><text:span text:style-name="T3">Symmetry, </text:span></text:span>Issue 13(4), p. 539.</text:p>
      <text:p text:style-name="Bibliography">Youngjin, C. &amp; Davidson, T., 2023. LARGE LANGUAGE MODELS FOR TEXT CLASSIFICATION:. </text:p>
      <text:p text:style-name="Bibliography">Yu , B., Kaufmann, S. &amp; Diermeier, D., 2008. Classifying Party Affiliation from Political Speech. <text:span text:style-name="Default_20_Paragraph_20_Font"><text:span text:style-name="T3">Journal of Information Technology &amp; Politics, </text:span></text:span>5(1), pp. 33-48.</text:p>
      <text:p text:style-name="Bibliography">Zhong, Z. &amp; Chen, D., 2021. <text:span text:style-name="Default_20_Paragraph_20_Font"><text:span text:style-name="T3">A Frustratingly Easy Approach for Entity and Relation Extraction. </text:span></text:span>Online, Association for Computational Linguistics.</text:p>
      <text:p text:style-name="Normal"/>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n" fo:country="IE" fo:font-style="normal" style:text-underline-style="none" fo:font-weight="normal" style:letter-kerning="tru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n" fo:country="IE" fo:font-style="normal" style:text-underline-style="none" fo:font-weight="normal" style:letter-kerning="tru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ist_20_Paragraph" style:display-name="List Paragraph"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Bibliography" style:family="paragraph" style:parent-style-name="Normal" style:next-style-name="Normal">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WW_5f_CharLFO1LVL1" style:display-name="WW_CharLFO1LVL1" style:family="text">
      <style:text-properties style:font-name="Aptos" fo:font-family="Aptos" style:font-family-generic="swiss"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Aptos" fo:font-family="Aptos" style:font-family-generic="swiss" style:font-pitch="variable" style:font-name-asian="Aptos" style:font-family-asian="Aptos"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1.249cm">
          <style:column style:rel-width="32767*" fo:start-indent="0cm" fo:end-indent="0.624cm"/>
          <style:column style:rel-width="32768*" fo:start-indent="0.624cm" fo:end-indent="0cm"/>
        </style:columns>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Aaron Bowman</meta:initial-creator>
    <meta:creation-date>2024-04-06T12:13:00Z</meta:creation-date>
    <dc:date>2024-04-07T22:00:02.804342994</dc:date>
    <meta:editing-cycles>10</meta:editing-cycles>
    <meta:editing-duration>PT37S</meta:editing-duration>
    <meta:document-statistic meta:table-count="1" meta:image-count="0" meta:object-count="0" meta:page-count="9" meta:paragraph-count="126" meta:word-count="4045" meta:character-count="24892" meta:non-whitespace-character-count="20939"/>
    <meta:template xlink:type="simple" xlink:actuate="onRequest" xlink:title="" xlink:href="Normal"/>
  </office:meta>
</office:document-meta>
</file>